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800000" draw:marker-start-width="0.2cm" draw:marker-end-width="0.2cm" draw:fill="solid" draw:fill-color="#0099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layout" svg:width="1.5cm" svg:height="0.5cm" svg:x="6cm" svg:y="3cm">
          <text:p text:style-name="P2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ustom-shape draw:style-name="gr4" draw:text-style-name="P2" draw:id="id6" draw:layer="layout" svg:width="1.5cm" svg:height="0.5cm" svg:x="12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ustom-shape draw:style-name="gr4" draw:text-style-name="P2" draw:id="id4" draw:layer="layout" svg:width="1.5cm" svg:height="0.5cm" svg:x="10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5cm" svg:y1="5cm" svg:x2="10.75cm" svg:y2="4.5cm" draw:start-shape="id4" draw:start-glue-point="0" draw:end-shape="id5" draw:end-glue-point="2" svg:d="m10750 5000v-500">
          <text:p/>
        </draw:connector>
        <draw:custom-shape draw:style-name="gr1" draw:text-style-name="P2" draw:id="id3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8" draw:layer="layout" svg:width="1.5cm" svg:height="0.5cm" svg:x="8cm" svg:y="3cm">
          <text:p text:style-name="P2"><text:span text:style-name="T1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5cm" svg:y1="2.5cm" svg:x2="12.75cm" svg:y2="3cm" draw:start-shape="id6" draw:start-glue-point="2" draw:end-shape="id7" draw:end-glue-point="0" svg:d="m12750 2500v500">
          <text:p/>
        </draw:connector>
        <draw:connector draw:style-name="gr3" draw:text-style-name="P1" draw:layer="layout" draw:type="line" svg:x1="8cm" svg:y1="3.25cm" svg:x2="7.5cm" svg:y2="3.25cm" draw:start-shape="id8" draw:start-glue-point="3" draw:end-shape="id1" draw:end-glue-point="1" svg:d="m8000 3250h-500">
          <text:p/>
        </draw:connector>
        <draw:custom-shape draw:style-name="gr2" draw:text-style-name="P2" draw:id="id5" draw:layer="layout" svg:width="1.5cm" svg:height="0.5cm" svg:x="10cm" svg:y="4cm">
          <text:p text:style-name="P2"><text:span text:style-name="T1">C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cm" svg:y1="4.25cm" svg:x2="9.5cm" svg:y2="4.25cm" draw:start-shape="id5" draw:start-glue-point="3" draw:end-shape="id3" draw:end-glue-point="1" svg:d="m10000 4250h-500">
          <text:p/>
        </draw:connector>
        <draw:custom-shape draw:style-name="gr2" draw:text-style-name="P2" draw:id="id7" draw:layer="layout" svg:width="1.5cm" svg:height="0.5cm" svg:x="12cm" svg:y="3cm">
          <text:p text:style-name="P2"><text:span text:style-name="T1">C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cm" svg:y1="3.25cm" svg:x2="9.5cm" svg:y2="3.25cm" draw:start-shape="id7" draw:start-glue-point="3" draw:end-shape="id8" draw:end-glue-point="1" svg:d="m12000 3250h-2500">
          <text:p/>
        </draw:connector>
        <draw:connector draw:style-name="gr3" draw:text-style-name="P1" draw:layer="layout" draw:type="line" svg:x1="12cm" svg:y1="3.25cm" svg:x2="11.5cm" svg:y2="4.25cm" draw:start-shape="id7" draw:start-glue-point="3" draw:end-shape="id5" draw:end-glue-point="1" svg:d="m12000 3250-500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1:00:00</dc:date>
    <meta:editing-duration>PT00H30M41S</meta:editing-duration>
    <meta:editing-cycles>14</meta:editing-cycles>
    <meta:generator>OpenOffice.org/3.1$Unix OpenOffice.org_project/310m19$Build-9420</meta:generator>
    <meta:document-statistic meta:object-count="16"/>
  </office:meta>
</office:document-meta>
</file>